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5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Contributing to Python</text:span></text:p>
            <text:p><text:span text:style-name="T2"/></text:p>
            <text:p><text:span text:style-name="T2">Андрей Светлов</text:span></text:p>
            <text:p><text:span text:style-name="T2"/></text:p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6.256cm" svg:x="1.4cm" svg:y="0.837cm" presentation:class="subtitle">
          <draw:text-box>
            <text:p text:style-name="P1"><text:span text:style-name="T2">Кто?</text:span></text:p>
            <text:p text:style-name="P1"><text:span text:style-name="T2">Зачем?</text:span></text:p>
            <text:p text:style-name="P1"><text:span text:style-name="T2">Какой нужен уровень знаний?</text:span></text:p>
            <text:p text:style-name="P1"><text:span text:style-name="T2">Сколько требует времени?</text:span></text:p>
            <text:p text:style-name="P1"><text:span text:style-name="T2">Как это вообще делается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Сообщество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12206 пользователей в bug tracker</text:p>
              </text:list-item>
              <text:list-item>
                <text:p>170 committers</text:p>
              </text:list-item>
              <text:list-item>
                <text:p>63 активных (хоть один commit за последний год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Что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Документация</text:p>
              </text:list-item>
              <text:list-item>
                <text:p>Питон</text:p>
              </text:list-item>
              <text:list-item>
                <text:p>С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Руководство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a xlink:href="http://docs.python.org/devguide/">http://docs.python.org/devguide/</text:a></text:p>
              </text:list-item>
              <text:list-item>
                <text:p>$ hg clone <text:a xlink:href="http://hg.python.org/cpython">http://hg.python.org/cpython</text:a></text:p>
              </text:list-item>
              <text:list-item>
                <text:p>$ cd cpython</text:p>
              </text:list-item>
              <text:list-item>
                <text:p>$ ./configure –with-pydebug</text:p>
              </text:list-item>
              <text:list-item>
                <text:p>$ make</text:p>
              </text:list-item>
              <text:list-item>
                <text:p>$ make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ug tracker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bugs.python.org</text:p>
              </text:list-item>
              <text:list-item>
                <text:p>Создать или найти issue</text:p>
              </text:list-item>
              <text:list-item>
                <text:p>Сделать правки, создать тесты</text:p>
              </text:list-item>
              <text:list-item>
                <text:p>$ hg diff &gt; issue12456.diff</text:p>
              </text:list-item>
              <text:list-item>
                <text:p>Upload в bug tracker</text:p>
              </text:list-item>
              <text:list-item>
                <text:p>Ждите review&amp;comm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Поиск </text:p>
              </text:list-item>
              <text:list-item>
                <text:p>Просмотр активных</text:p>
              </text:list-item>
              <text:list-item>
                <text:p>Easy issues</text:p>
              </text:list-item>
              <text:list-item>
                <text:p>Doc issues</text:p>
              </text:list-item>
              <text:list-item>
                <text:p>Nosy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Не только писать свое</text:p>
              </text:list-item>
              <text:list-item>
                <text:p>Review очень важен</text:p>
              </text:list-item>
              <text:list-item>
                <text:p>$ download patch</text:p>
              </text:list-item>
              <text:list-item>
                <text:p>$ patch -p1 &lt; issue15721.diff</text:p>
              </text:list-item>
              <text:list-item>
                <text:p>$ make</text:p>
              </text:list-item>
              <text:list-item>
                <text:p>$ make test</text:p>
              </text:list-item>
              <text:list-item>
                <text:p>$ hg diff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Тесты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Тестов много не бывает</text:p>
              </text:list-item>
              <text:list-item>
                <text:p>Улучшать покрытие — всегда хорошо</text:p>
              </text:list-item>
              <text:list-item>
                <text:p>./Lib/tests</text:p>
              </text:list-item>
              <text:list-item>
                <text:p>$ make tests</text:p>
              </text:list-item>
              <text:list-item>
                <text:p>$ ./python Lib/tests/regrtest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Mailing list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ttp://mail.python.org/mailman/listinfo</text:p>
              </text:list-item>
              <text:list-item>
                <text:p>docs@</text:p>
              </text:list-item>
              <text:list-item>
                <text:p>python-dev@</text:p>
              </text:list-item>
              <text:list-item>
                <text:p>python-ideas@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8" draw:layer="layout" svg:width="25.199cm" svg:height="17.935cm" svg:x="1.4cm" svg:y="0.837cm" presentation:class="subtitle">
          <draw:text-box>
            <text:p><text:span text:style-name="T3">@andrew_svetlov</text:span></text:p>
            <text:p><text:span text:style-name="T3"><text:a xlink:href="mailto:andrew.svetlov@gmail.com">andrew.svetlov@gmail.com</text:a></text:span></text:p>
            <text:p><text:span text:style-name="T3">http://asvetlov.blogspot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3-24T16:30:18</meta:creation-date>
    <meta:editing-duration>PT2H6M43S</meta:editing-duration>
    <meta:editing-cycles>27</meta:editing-cycles>
    <dc:date>2012-10-21T14:14:56</dc:date>
    <dc:creator>Andrew Svetlov</dc:creator>
    <meta:generator>LibreOffice/3.6$Linux_X86_64 LibreOffice_project/360m1$Build-2</meta:generator>
    <meta:document-statistic meta:object-count="62"/>
  </office:meta>
</office:document-meta>
</file>